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1979in" fo:margin-left="0.2396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2278in"/>
    </style:style>
    <style:style style:name="Table1.B" style:family="table-column">
      <style:table-column-properties style:column-width="3.5938in"/>
    </style:style>
    <style:style style:name="Table1.C" style:family="table-column">
      <style:table-column-properties style:column-width="1.3764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1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C2" style:family="table-cell">
      <style:table-cell-properties style:vertical-align="" fo:padding="0.0382in" fo:border="0.05pt solid #000000"/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style:vertical-align=""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056422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6422" style:font-size-asian="8pt" style:font-name-complex="Arial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" fo:font-size="9pt" fo:font-weight="bold" officeooo:rsid="0147cdb0" officeooo:paragraph-rsid="00056422" style:font-size-asian="9pt" style:font-weight-asian="bold" style:font-size-complex="9pt" style:font-weight-complex="bold"/>
    </style:style>
    <style:style style:name="P4" style:family="paragraph" style:parent-style-name="Standard">
      <style:text-properties officeooo:paragraph-rsid="00056422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Header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text-underline-style="none" officeooo:rsid="01778602" style:font-name-complex="Arial"/>
    </style:style>
    <style:style style:name="T3" style:family="text">
      <style:text-properties style:text-underline-style="none" officeooo:rsid="00e68346" style:font-name-complex="Ari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7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size="6pt" fo:font-weight="bold" style:font-size-asian="6pt" style:font-weight-asian="bold" style:font-size-complex="6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9"><text:span text:style-name="Source_20_Text"><text:span text:style-name="T12">Page </text:span></text:span><text:span text:style-name="Source_20_Text"><text:span text:style-name="T12"><text:page-number text:select-page="current">1</text:page-number></text:span></text:span><text:span text:style-name="Source_20_Text"><text:span text:style-name="T12"> of </text:span></text:span><text:span text:style-name="Source_20_Text"><text:span text:style-name="T12"><text:page-count>1</text:page-count></text:span>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0"><text:span text:style-name="Source_20_Text"><text:span text:style-name="T5"><text:text-input text:description="&lt;o.get_header(0)&gt;">value1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5"><text:text-input text:description="&lt;o.get_header(1)&gt;">value2</text:text-input></text:span></text:span></text:p>
          </table:table-cell>
          <table:table-cell table:style-name="Table1.C2" office:value-type="string">
            <text:p text:style-name="P10"><text:span text:style-name="Source_20_Text"><text:span text:style-name="T5"><text:text-input text:description="&lt;o.get_header(2)&gt;">value3</text:text-input></text:span></text:span></text:p>
          </table:table-cell>
        </table:table-row>
        <table:table-row table:style-name="Table1.1">
          <table:table-cell table:style-name="Table1.A3" table:number-columns-spanned="3" office:value-type="string">
            <text:p text:style-name="Table_20_Contents"><text:span text:style-name="Source_20_Text"><text:span text:style-name="T4"><text:text-input text:description="&lt;for each=&quot;line in get_move_lines(o)&quot;&gt;">for loop start lines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3" office:value-type="string">
            <text:p text:style-name="Standard"><text:span text:style-name="Source_20_Text"><text:span text:style-name="T4"><text:text-input text:description="&lt;if test=&quot;line['total']==False&quot;&gt;">check if last line start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Table_20_Contents"><text:span text:style-name="Source_20_Text"><text:span text:style-name="T4"><text:text-input text:description="&lt;line['value1'] &gt;">value1</text:text-input></text:span></text:span></text:p>
          </table:table-cell>
          <table:table-cell table:style-name="Table1.B5" office:value-type="string">
            <text:p text:style-name="Table_20_Contents"><text:span text:style-name="Source_20_Text"><text:span text:style-name="T4"><text:text-input text:description="&lt;line['value2'] &gt;">value2</text:text-input></text:span></text:span></text:p>
          </table:table-cell>
          <table:table-cell table:style-name="Table1.C5" office:value-type="string">
            <text:p text:style-name="Table_20_Contents"><text:span text:style-name="Source_20_Text"><text:span text:style-name="T4"><text:text-input text:description="&lt;line['value3'] &gt;">value3</text:text-input></text:span></text:span></text:p>
          </table:table-cell>
        </table:table-row>
        <table:table-row table:style-name="Table1.1">
          <table:table-cell table:style-name="Table1.A6" office:value-type="string">
            <text:p text:style-name="Standard"><text:span text:style-name="Source_20_Text"><text:span text:style-name="T4"><text:text-input text:description="&lt;/if&gt;">end if</text:text-input></text:span>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  <table:table-row table:style-name="Table1.1">
          <table:table-cell table:style-name="Table1.A7" table:number-columns-spanned="3" office:value-type="string">
            <text:p text:style-name="Standard"><text:span text:style-name="Source_20_Text"><text:span text:style-name="T4"><text:text-input text:description="&lt;if test=&quot;line['total']==True&quot;&gt;">check if last line start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p text:style-name="Table_20_Contents"><text:span text:style-name="Source_20_Text"><text:span text:style-name="T6"><text:text-input text:description="&lt;line['param']&gt;">param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3" office:value-type="string">
            <text:p text:style-name="Standard"><text:span text:style-name="Source_20_Text"><text:span text:style-name="T4"><text:text-input text:description="&lt;/if&gt;">end if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10" table:number-columns-spanned="3" office:value-type="string">
            <text:p text:style-name="Header"><text:span text:style-name="Source_20_Text"><text:span text:style-name="T4"><text:text-input text:description="&lt;/for&gt;">for loop end</text:text-input></text:span></text:span></text:p>
          </table:table-cell>
          <table:covered-table-cell/>
          <table:covered-table-cell/>
        </table:table-row>
        <table:table-row table:style-name="Table1.1">
          <table:table-cell table:style-name="Table1.A11" table:number-columns-spanned="3" office:value-type="string">
            <text:p text:style-name="P6">Printed on <text:date style:data-style-name="N79" text:date-value="2014-09-11T23:29:03.446741485">Thursday, September 11, 2014</text:date> at <text:time style:data-style-name="N42" text:time-value="2014-09-11T23:29:03.446865328">11:28 PM</text:time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056422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6422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fo:font-weight="bold" officeooo:rsid="0147cdb0" officeooo:paragraph-rsid="00056422" style:font-size-asian="9pt" style:font-weight-asian="bold" style:font-size-complex="9pt" style:font-weight-complex="bold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text-underline-style="none" officeooo:rsid="01778602" style:font-name-complex="Arial"/>
    </style:style>
    <style:style style:name="MT3" style:family="text">
      <style:text-properties style:text-underline-style="none" officeooo:rsid="00e68346" style:font-name-complex="Arial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5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18:01.157152581</meta:creation-date>
    <dc:date>2014-09-11T23:29:03.387095908</dc:date>
    <meta:editing-duration>PT48M46S</meta:editing-duration>
    <meta:editing-cycles>45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17" meta:word-count="77" meta:character-count="273" meta:non-whitespace-character-count="238"/>
  </office:meta>
</office:document-meta>
</file>